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92000002112B9D3F3B9824C11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cm" svg:height="7.7cm" svg:x="1.5cm" svg:y="1.6cm">
          <draw:image xlink:href="Pictures/1000000000000292000002112B9D3F3B9824C11C.jpg" xlink:type="simple" xlink:show="embed" xlink:actuate="onLoad">
            <text:p/>
          </draw:image>
        </draw:frame>
        <draw:frame draw:style-name="gr2" draw:text-style-name="P1" draw:layer="layout" svg:width="6.1cm" svg:height="7.7cm" svg:x="2.2cm" svg:y="10.4cm">
          <draw:image xlink:href="Pictures/1000000000000292000002112B9D3F3B9824C11C.jp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M53S</meta:editing-duration>
    <meta:editing-cycles>6</meta:editing-cycles>
    <meta:generator>LibreOffice/5.2.7.2$Windows_x86 LibreOffice_project/2b7f1e640c46ceb28adf43ee075a6e8b8439ed10</meta:generator>
    <dc:date>2020-03-19T10:51:01.548000000</dc:date>
    <meta:document-statistic meta:object-count="2"/>
  </office:meta>
</office:document-meta>
</file>